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0.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0.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6.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6.00pt" fo:font-weight="normal" fo:font-family="'Liberation Serif'" style:font-family-asian="'Liberation Serif'" style:font-family-complex="'Liberation Serif'" fo:background-color="transparent" style:use-window-font-color="true"/>
    </style:style>
    <style:style style:name="T143" style:family="text">
      <style:text-properties fo:font-size="18.00pt" fo:font-weight="normal" fo:font-family="'Liberation Serif'" style:font-family-asian="'Liberation Serif'" style:font-family-complex="'Liberation Serif'" fo:background-color="transparent" style:use-window-font-color="true"/>
    </style:style>
    <style:style style:name="T144" style:family="text">
      <style:text-properties fo:font-size="10.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8.00pt" fo:font-weight="normal" fo:font-family="'Liberation Serif'" style:font-family-asian="'Liberation Serif'" style:font-family-complex="'Liberation Serif'" fo:background-color="transparent" style:use-window-font-color="true"/>
    </style:style>
    <style:style style:name="T148" style:family="text">
      <style:text-properties fo:font-size="10.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6.00pt" fo:font-weight="normal" fo:font-family="'Liberation Serif'" style:font-family-asian="'Liberation Serif'" style:font-family-complex="'Liberation Serif'" fo:background-color="transparent" style:use-window-font-color="true"/>
    </style:style>
    <style:style style:name="T153" style:family="text">
      <style:text-properties fo:font-size="18.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6.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normal" fo:font-family="'Liberation Serif'" style:font-family-asian="'Liberation Serif'" style:font-family-complex="'Liberation Serif'" fo:background-color="transparent" style:use-window-font-color="true"/>
    </style:style>
    <style:style style:name="T159" style:family="text">
      <style:text-properties fo:font-size="10.00pt" fo:font-weight="normal" fo:font-family="'Liberation Serif'" style:font-family-asian="'Liberation Serif'" style:font-family-complex="'Liberation Serif'" fo:background-color="transparent" style:use-window-font-color="true"/>
    </style:style>
    <style:style style:name="T160" style:family="text">
      <style:text-properties fo:font-size="9.00pt" fo:font-weight="normal" fo:font-family="'Liberation Serif'" style:font-family-asian="'Liberation Serif'" style:font-family-complex="'Liberation Serif'" fo:background-color="transparent" style:use-window-font-color="true"/>
    </style:style>
    <style:style style:name="T161" style:family="text">
      <style:text-properties fo:font-size="10.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normal" fo:font-family="'Liberation Serif'" style:font-family-asian="'Liberation Serif'" style:font-family-complex="'Liberation Serif'" fo:background-color="transparent" style:use-window-font-color="true"/>
    </style:style>
    <style:style style:name="T163" style:family="text">
      <style:text-properties fo:font-size="10.00pt" fo:font-weight="normal" fo:font-family="'Liberation Serif'" style:font-family-asian="'Liberation Serif'" style:font-family-complex="'Liberation Serif'" fo:background-color="transparent" style:use-window-font-color="true"/>
    </style:style>
    <style:style style:name="T164" style:family="text">
      <style:text-properties fo:font-size="2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T179" style:family="text">
      <style:text-properties fo:font-size="18.00pt" fo:font-weight="normal" fo:font-family="'Liberation Serif'" style:font-family-asian="'Liberation Serif'" style:font-family-complex="'Liberation Serif'" fo:background-color="transparent" style:use-window-font-color="true"/>
    </style:style>
    <style:style style:name="T180" style:family="text">
      <style:text-properties fo:font-size="10.00pt" fo:font-weight="normal" fo:font-family="'Liberation Serif'" style:font-family-asian="'Liberation Serif'" style:font-family-complex="'Liberation Serif'" fo:background-color="transparent" style:use-window-font-color="true"/>
    </style:style>
    <style:style style:name="T181" style:family="text">
      <style:text-properties fo:font-size="18.00pt" fo:font-weight="normal" fo:font-family="'Liberation Serif'" style:font-family-asian="'Liberation Serif'" style:font-family-complex="'Liberation Serif'" fo:background-color="transparent" style:use-window-font-color="true"/>
    </style:style>
    <style:style style:name="T182" style:family="text">
      <style:text-properties fo:font-size="10.00pt" fo:font-weight="normal" fo:font-family="'Liberation Serif'" style:font-family-asian="'Liberation Serif'" style:font-family-complex="'Liberation Serif'" fo:background-color="transparent" style:use-window-font-color="true"/>
    </style:style>
    <style:style style:name="T183" style:family="text">
      <style:text-properties fo:font-size="18.00pt" fo:font-weight="normal" fo:font-family="'Liberation Serif'" style:font-family-asian="'Liberation Serif'" style:font-family-complex="'Liberation Serif'" fo:background-color="transparent" style:use-window-font-color="true"/>
    </style:style>
    <style:style style:name="T184" style:family="text">
      <style:text-properties fo:font-size="10.00pt" fo:font-weight="normal" fo:font-family="'Liberation Serif'" style:font-family-asian="'Liberation Serif'" style:font-family-complex="'Liberation Serif'" fo:background-color="transparent" style:use-window-font-color="true"/>
    </style:style>
    <style:style style:name="T185" style:family="text">
      <style:text-properties fo:font-size="10.00pt" fo:font-weight="normal" fo:font-family="'Liberation Serif'" style:font-family-asian="'Liberation Serif'" style:font-family-complex="'Liberation Serif'" fo:background-color="transparent" style:use-window-font-color="true"/>
    </style:style>
    <style:style style:name="T186" style:family="text">
      <style:text-properties fo:font-size="10.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4.00pt" fo:font-weight="normal" fo:font-family="'Liberation Serif'" style:font-family-asian="'Liberation Serif'" style:font-family-complex="'Liberation Serif'" fo:background-color="transparent" fo:color="#ff0000"/>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0.00pt" fo:font-weight="normal" fo:font-family="'Liberation Serif'" style:font-family-asian="'Liberation Serif'" style:font-family-complex="'Liberation Serif'"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4.00pt" fo:font-weight="normal" fo:font-family="'Liberation Serif'" style:font-family-asian="'Liberation Serif'" style:font-family-complex="'Liberation Serif'" fo:background-color="transparent" fo:color="#ff0000"/>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0.00pt" fo:font-weight="normal" fo:font-family="'Liberation Serif'" style:font-family-asian="'Liberation Serif'" style:font-family-complex="'Liberation Serif'"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T196" style:family="text">
      <style:text-properties fo:font-size="14.00pt" fo:font-weight="normal" fo:font-family="'Liberation Serif'" style:font-family-asian="'Liberation Serif'" style:font-family-complex="'Liberation Serif'" fo:background-color="transparent" fo:color="#ff0000"/>
    </style:style>
    <style:style style:name="T197" style:family="text">
      <style:text-properties fo:font-size="12.00pt" fo:font-weight="normal" fo:font-family="'Liberation Serif'" style:font-family-asian="'Liberation Serif'" style:font-family-complex="'Liberation Serif'" fo:background-color="transparent" style:use-window-font-color="true"/>
    </style:style>
    <style:style style:name="T198" style:family="text">
      <style:text-properties fo:font-size="10.00pt" fo:font-weight="normal" fo:font-family="'Liberation Serif'" style:font-family-asian="'Liberation Serif'" style:font-family-complex="'Liberation Serif'" fo:background-color="transparent" style:use-window-font-color="true"/>
    </style:style>
    <style:style style:name="T199" style:family="text">
      <style:text-properties fo:font-size="12.00pt" fo:font-weight="normal" fo:font-family="'Liberation Serif'" style:font-family-asian="'Liberation Serif'" style:font-family-complex="'Liberation Serif'" fo:background-color="transparent" style:use-window-font-color="true"/>
    </style:style>
    <style:style style:name="T200" style:family="text">
      <style:text-properties fo:font-size="10.00pt" fo:font-weight="normal" fo:font-family="'Liberation Serif'" style:font-family-asian="'Liberation Serif'" style:font-family-complex="'Liberation Serif'" fo:background-color="transparent" style:use-window-font-color="true"/>
    </style:style>
    <style:style style:name="T201" style:family="text">
      <style:text-properties fo:font-size="12.00pt" fo:font-weight="normal" fo:font-family="'Liberation Serif'" style:font-family-asian="'Liberation Serif'" style:font-family-complex="'Liberation Serif'"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ffff00" style:use-window-font-color="true"/>
    </style:style>
    <style:style style:name="T203" style:family="text">
      <style:text-properties fo:font-size="12.00pt" fo:font-weight="normal" fo:font-family="'Liberation Serif'" style:font-family-asian="'Liberation Serif'" style:font-family-complex="'Liberation Serif'" fo:background-color="transparent" style:use-window-font-color="true"/>
    </style:style>
    <style:style style:name="T204" style:family="text">
      <style:text-properties fo:font-size="12.00pt" fo:font-weight="normal" fo:font-family="'Liberation Serif'" style:font-family-asian="'Liberation Serif'" style:font-family-complex="'Liberation Serif'" fo:background-color="#ffff00" style:use-window-font-color="true"/>
    </style:style>
    <style:style style:name="T205" style:family="text">
      <style:text-properties fo:font-size="12.00pt" fo:font-weight="normal" fo:font-family="'Liberation Serif'" style:font-family-asian="'Liberation Serif'" style:font-family-complex="'Liberation Serif'" fo:background-color="transparent" style:use-window-font-color="true"/>
    </style:style>
    <style:style style:name="T206" style:family="text">
      <style:text-properties fo:font-size="12.00pt" fo:font-weight="normal" fo:font-family="'Liberation Serif'" style:font-family-asian="'Liberation Serif'" style:font-family-complex="'Liberation Serif'" fo:background-color="transparent" style:use-window-font-color="true"/>
    </style:style>
    <style:style style:name="T207"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08" style:family="text">
      <style:text-properties fo:font-size="12.00pt" fo:font-weight="normal" fo:font-family="'Liberation Serif'" style:font-family-asian="'Liberation Serif'" style:font-family-complex="'Liberation Serif'" fo:background-color="transparent" style:use-window-font-color="true"/>
    </style:style>
    <style:style style:name="T209" style:family="text">
      <style:text-properties fo:font-size="12.00pt" fo:font-weight="normal" fo:font-family="'Liberation Serif'" style:font-family-asian="'Liberation Serif'" style:font-family-complex="'Liberation Serif'" fo:background-color="transparent" style:use-window-font-color="true"/>
    </style:style>
    <style:style style:name="T2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11" style:family="text">
      <style:text-properties fo:font-size="12.00pt" fo:font-weight="normal" fo:font-family="'Liberation Serif'" style:font-family-asian="'Liberation Serif'" style:font-family-complex="'Liberation Serif'" fo:background-color="transparent" style:use-window-font-color="true"/>
    </style:style>
    <style:style style:name="T212"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span text:style-name="T139"/></text:p>
      <text:p text:style-name="P1"><text:span text:style-name="T139"><text:tab/><text:s text:c="3"/></text:span><text:span text:style-name="T140">|</text:span><text:span text:style-name="T141"><text:tab/><text:tab/> <text:tab/><text:s text:c="8"/></text:span><text:span text:style-name="T142">|</text:span><text:span text:style-name="T143">_</text:span><text:span text:style-name="T144">Fichier</text:span><text:span text:style-name="T145"/></text:p>
      <text:p text:style-name="P1"><text:span text:style-name="T145"><text:tab/><text:s text:c="3"/></text:span><text:span text:style-name="T146">|</text:span><text:span text:style-name="T147">_</text:span><text:span text:style-name="T148">Rep</text:span><text:span text:style-name="T149">______</text:span><text:span text:style-name="T150">Fichier<text:s/></text:span><text:span text:style-name="T151"><text:s text:c="2"/></text:span><text:span text:style-name="T152">|</text:span><text:span text:style-name="T153">_</text:span><text:span text:style-name="T154">Fichier</text:span></text:p>
      <text:p text:style-name="P1"><text:span text:style-name="T154"><text:tab/><text:s text:c="3"/></text:span><text:span text:style-name="T155">|</text:span><text:span text:style-name="T156"><text:tab/><text:s text:c="5"/></text:span><text:span text:style-name="T157">|</text:span><text:span text:style-name="T158">_</text:span><text:span text:style-name="T159">Fichier</text:span></text:p>
      <text:p text:style-name="P1"><text:span text:style-name="T159"><text:tab/><text:s text:c="3"/></text:span><text:span text:style-name="T160">|</text:span><text:span text:style-name="T161"/></text:p>
      <text:p text:style-name="P1"><text:span text:style-name="T161"><text:tab/><text:s text:c="3"/></text:span><text:span text:style-name="T162">|___</text:span><text:span text:style-name="T163">Fichier</text:span></text:p>
      <text:p text:style-name="P1"><text:span text:style-name="T163"><text:tab/><text:s text:c="3"/></text:span><text:span text:style-name="T164">|</text:span><text:span text:style-name="T165">_</text:span><text:span text:style-name="T166">Rep</text:span><text:span text:style-name="T167">______</text:span><text:span text:style-name="T168">Rep</text:span><text:span text:style-name="T169">______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Fichier</text:span></text:p>
      <text:p text:style-name="P1"><text:span text:style-name="T176"><text:tab/><text:s text:c="3"/></text:span><text:span text:style-name="T177">|</text:span><text:span text:style-name="T178"><text:tab/><text:s text:c="3"/></text:span><text:span text:style-name="T179">|_</text:span><text:span text:style-name="T180">Fichier<text:tab/><text:s text:c="3"/></text:span><text:span text:style-name="T181">|_</text:span><text:span text:style-name="T182">Toto</text:span></text:p>
      <text:p text:style-name="P1"><text:span text:style-name="T182"><text:tab/><text:s text:c="3"/></text:span><text:span text:style-name="T183">|_</text:span><text:span text:style-name="T184">Fichier</text:span></text:p>
      <text:p text:style-name="P1"><text:span text:style-name="T184"><text:tab/><text:tab/></text:span></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draw:frame text:anchor-type="as-char" svg:width="141.82mm" svg:height="102.92mm" style:rel-width="scale" style:rel-height="scale"><draw:object-ole xlink:href="OleObj1"/><draw:image xlink:href="ObjectReplacements/OleObj1"/></draw:frame><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A : 1|</text:span></text:p>
      <text:p text:style-name="P1"><text:span text:style-name="T186"/></text:p>
      <text:p text:style-name="P1"><text:span text:style-name="T187">Un arbre est un graphe ou les noeuds sont réliés par des arrets. On distingue trois types de noeuds :</text:span></text:p>
      <text:p text:style-name="P1"><text:span text:style-name="T187">*Les noeuds internes qui ont des fils </text:span></text:p>
      <text:p text:style-name="P1"><text:span text:style-name="T187">*Les Feuilles qui n'ont pas de fils</text:span></text:p>
      <text:p text:style-name="P1"><text:span text:style-name="T187">*La racine de l'arbre qui est l'unique noeud ne possédant pas de père</text:span></text:p>
      <text:p text:style-name="P1"><text:span text:style-name="T187">La profondeur d'un noeud est la distance c-a-d le nombre d'arrets de la racine au noeud. </text:span></text:p>
      <text:p text:style-name="P1"><text:span text:style-name="T187">La hauteur d'un arbre est la plus grande profondeur d'une feuille de l'arbre.</text:span></text:p>
      <text:p text:style-name="P1"><text:span text:style-name="T187">La taille d'un arbre est son nombre de noeuds en comptant les feuilles.</text:span></text:p>
      <text:p text:style-name="P1"><text:span text:style-name="T187"/></text:p>
      <text:p text:style-name="P1"><text:span text:style-name="T187"/></text:p>
      <text:p text:style-name="P1"><text:span text:style-name="T188">1) Arbre binaire</text:span><text:span text:style-name="T189"/></text:p>
      <text:p text:style-name="P1"><text:span text:style-name="T189"/></text:p>
      <text:p text:style-name="P1"><text:span text:style-name="T189">En informatique, un arbre binaire est une structure de données qui peut se représenté sous la forme d'une hiérarchie dont chaque élément est appelé noeud et le noeud intial étant appelé racine.</text:span></text:p>
      <text:p text:style-name="P1"><text:span text:style-name="T189">Dans un arbre binaire chaque élément possède au plus deux éléments fils au niveau inférieur habituellement appelé gauche et droite.</text:span></text:p>
      <text:p text:style-name="P1"><text:span text:style-name="T189">Du point de vue de ses éléments fils l'élément dont ils sont issus au niveau supérieur est appelé père.</text:span></text:p>
      <text:p text:style-name="P1"><text:span text:style-name="T189"/></text:p>
      <text:p text:style-name="P1"><text:span text:style-name="T189">Au niveau le plus élevé il ya donc un noeud racine puis au niveau directement inférieur il ya au pljus deux noeuds fils en continuant à descendre au niveau inferieur, on peut en avoir 4, 8, 16 etc, c-a-d la suite des puissanvces de deux. un noeud n'ayant aucun fils est appelé Feuille.</text:span></text:p>
      <text:p text:style-name="P1"><text:span text:style-name="T189"/></text:p>
      <text:p text:style-name="P1"><text:span text:style-name="T189"/></text:p>
      <text:p text:style-name="P1"><text:span text:style-name="T189">EX : </text:span></text:p>
      <text:p text:style-name="P1"><draw:frame text:anchor-type="as-char" svg:width="147.64mm" svg:height="102.66mm" style:rel-width="scale" style:rel-height="scale"><draw:object-ole xlink:href="OleObj2"/><draw:image xlink:href="ObjectReplacements/OleObj2"/></draw:frame><text:span text:style-name="T191"/></text:p>
      <text:p text:style-name="P1"><text:span text:style-name="T191"/></text:p>
      <text:p text:style-name="P1"><text:span text:style-name="T191"/></text:p>
      <text:p text:style-name="P1"><text:span text:style-name="T192">2) Les Types d'arbres binaires</text:span><text:span text:style-name="T193"/></text:p>
      <text:p text:style-name="P1"><text:span text:style-name="T193"/></text:p>
      <text:p text:style-name="P1"><text:span text:style-name="T193">Un arbre unaire ou binaire unaire est un arbre avec racine dans lequel chaque noeud a au plus deux fils</text:span></text:p>
      <text:p text:style-name="P1"><text:span text:style-name="T193">Un abre binaire entier est un arbre dont tous les noeuds possède zéro ou deux fils.</text:span><text:span text:style-name="T194"/></text:p>
      <text:p text:style-name="P1"><text:span text:style-name="T195">Un arbre binaire parfait un arbre binaire ou toutes les feuilles sont à la même distance de la racine. L'arbre binaire parfait est souvent nommé arbre binaire complet.</text:span></text:p>
      <text:p text:style-name="P1"><text:span text:style-name="T195"/></text:p>
      <text:p text:style-name="P1"><text:span text:style-name="T196">3)Arbre binaire binaire de recherche (ABR)</text:span><text:span text:style-name="T197"/></text:p>
      <text:p text:style-name="P1"><text:span text:style-name="T197"/></text:p>
      <text:p text:style-name="P1"><text:span text:style-name="T197">un abr est un arbre bianaire dans lequel chaque noeud possède une étiquette tel que chaque noeud sous arbre gauche aie une étiquette inférieure ou égale à celle du noeud considéré et que chque noeud du sous arbre droit possède une étiquette supérieure ou égale à celle-ci.</text:span></text:p>
      <text:p text:style-name="P1"><text:span text:style-name="T197">Selon la maj de lo'abr on pourra interdire ou non les etiquettes de valeurs égales. Les noeuds que l'on ajoute deviennent des feuilles de l'arbre.</text:span></text:p>
      <text:p text:style-name="P1"><text:span text:style-name="T197">Ex : </text:span></text:p>
      <text:p text:style-name="P1"><text:span text:style-name="T197"/></text:p>
      <text:p text:style-name="P1"><draw:frame text:anchor-type="as-char" svg:width="153.46mm" svg:height="125.68mm" style:rel-width="scale" style:rel-height="scale"><draw:object-ole xlink:href="OleObj3"/><draw:image xlink:href="ObjectReplacements/OleObj3"/></draw:frame><text:span text:style-name="T197"/></text:p>
      <text:p text:style-name="P1"><text:span text:style-name="T197"/></text:p>
      <text:p text:style-name="P1"><text:span text:style-name="T197"/></text:p>
      <text:p text:style-name="P1"><text:span text:style-name="T197"/></text:p>
      <text:p text:style-name="P1"><text:span text:style-name="T197"/></text:p>
      <text:p text:style-name="P1"><text:span text:style-name="T197">La recherche dans un arbre binaire d'un noeud ayant une étiquette particulière est un procédé récursif. On commence par examiner la racine, si l'étiquette de la racine est l'étiquette recherchée l'algorithme se termine et renvoit la racine, si l'étiquette recherchée est inférieur alors elle est dans le sous arbre gauche sur lequel on effectue alors récursivement la recherche, de mêmesi l'étiquette est strictement supérieur à celle de la machine, la recherche continue sur le sous arbre droit. Si on atteint une feuille dont l'étiquette n'est pas celle recherché, alors on sait que cette étiquette n'est pas l'arbre. Cette opération requiert une complexité dans le pire des cas O(n).</text:span></text:p>
      <text:p text:style-name="P1"><text:span text:style-name="T197"/></text:p>
      <text:p text:style-name="P1"><text:span text:style-name="T197">L'insertion d'un noeud commence par une recherche, on cherche l'étiquette du noeud à inserer lorsqu'on arrive à une feuille on ajoute le noeud comme fils de la feuille en comparant sont étiquette à celle de la feuille; si elle est inférieure le nouveau noeud seras à gauche ou soit elle sera à droite.</text:span></text:p>
      <text:p text:style-name="P1"><text:span text:style-name="T197"/></text:p>
      <text:p text:style-name="P1"><text:span text:style-name="T198">Ex:</text:span></text:p>
      <text:p text:style-name="P1"><draw:frame text:anchor-type="as-char" svg:width="151.34mm" svg:height="125.68mm" style:rel-width="scale" style:rel-height="scale"><draw:object-ole xlink:href="OleObj4"/><draw:image xlink:href="ObjectReplacements/OleObj4"/></draw:frame><text:span text:style-name="T200"/></text:p>
      <text:p text:style-name="P1"><text:span text:style-name="T200"/></text:p>
      <text:p text:style-name="P1"><text:span text:style-name="T200"/></text:p>
      <text:p text:style-name="P1"><text:span text:style-name="T200"/></text:p>
      <text:p text:style-name="P1"><text:span text:style-name="T201"/></text:p>
      <text:p text:style-name="P1"><text:span text:style-name="T201">Plusieurs cas sont à considerer lorque le noeud supprimé a été trouvé :</text:span></text:p>
      <text:p text:style-name="P1"><text:span text:style-name="T201">*Suppression d'une feuille : il suffit de l'enlever de l'arbre vu qu'elle n'a pas de fils </text:span></text:p>
      <text:p text:style-name="P1"><text:span text:style-name="T201">*Supression d'un noeud avec un seul fils : On l'enlève de l'arbre et on le remplace par son fils</text:span></text:p>
      <text:p text:style-name="P1"><text:span text:style-name="T201">*Suppression d'un noeud avec deux fils : </text:span></text:p>
      <text:p text:style-name="P1"><text:span text:style-name="T201">Supposons que le noeud à supprimer soit appelé M</text:span></text:p>
      <text:p text:style-name="P1"><text:span text:style-name="T201">Le noeud de valeur 7 dans le schema ci dessous, on le remplace alors<text:s/></text:span><text:span text:style-name="T202">par son successeur le plus proche donc le noeud le plus à gauche du sous arbre droit<text:s/></text:span><text:span text:style-name="T203">( le noeud de valeur 9 ) ou sont<text:s/></text:span><text:span text:style-name="T204">plus proche prédécesseur donc le noeud le plus à droite du sous arbre gauche<text:s/></text:span><text:span text:style-name="T205">(le noeud de valeur 6).</text:span></text:p>
      <text:p text:style-name="P1"><text:span text:style-name="T205"/></text:p>
      <text:p text:style-name="P1"><text:span text:style-name="T205">Exple :<text:s text:c="2"/>ABR</text:span></text:p>
      <text:p text:style-name="P1"><text:span text:style-name="T205"/></text:p>
      <text:p text:style-name="P1"><draw:frame text:anchor-type="as-char" svg:width="142.08mm" svg:height="94.46mm" style:rel-width="scale" style:rel-height="scale"><draw:object-ole xlink:href="OleObj5"/><draw:image xlink:href="ObjectReplacements/OleObj5"/></draw:frame><text:span text:style-name="T205"/></text:p>
      <text:p text:style-name="P1"><text:span text:style-name="T205"/></text:p>
      <text:p text:style-name="P1"><text:span text:style-name="T205"/></text:p>
      <text:p text:style-name="P1"><draw:frame text:anchor-type="as-char" svg:width="167.48mm" svg:height="70.11mm" style:rel-width="scale" style:rel-height="scale"><draw:object-ole xlink:href="OleObj6"/><draw:image xlink:href="ObjectReplacements/OleObj6"/></draw:frame><text:span text:style-name="T206"/></text:p>
      <text:p text:style-name="P1"><text:span text:style-name="T207">TD</text:span><text:span text:style-name="T208"/></text:p>
      <text:p text:style-name="P1"><text:span text:style-name="T208"/></text:p>
      <text:p text:style-name="P1"><text:span text:style-name="T209">Soit le tableau suivant : </text:span></text:p>
      <text:p text:style-name="P1"><text:span text:style-name="T209"/></text:p>
      <text:p text:style-name="P1"><draw:frame text:anchor-type="as-char" svg:width="168.54mm" svg:height="19.58mm" style:rel-width="scale" style:rel-height="scale"><draw:object-ole xlink:href="OleObj7"/><draw:image xlink:href="ObjectReplacements/OleObj7"/></draw:frame><text:span text:style-name="T209"/></text:p>
      <text:p text:style-name="P1"><text:span text:style-name="T209"/></text:p>
      <text:p text:style-name="P1"><text:span text:style-name="T210">TAF:</text:span></text:p>
      <text:p text:style-name="P1"><text:span text:style-name="T211">1) Dessiner l'ABR de ce tableau</text:span></text:p>
      <text:p text:style-name="P1"><text:span text:style-name="T211">2) Quelle est le noeud racine?</text:span></text:p>
      <text:p text:style-name="P1"><text:span text:style-name="T211">3) Quels sont les noeuds racines?</text:span></text:p>
      <text:p text:style-name="P1"><text:span text:style-name="T211">4) Profondeur du noeud 32</text:span></text:p>
      <text:p text:style-name="P1"><text:span text:style-name="T211">5) Donner le parcours Prefixe, Suffixe et infixe</text:span><text:span text:style-name="T212"/></text:p>
      <text:p text:style-name="P1"><text:span text:style-name="T212"/></text:p>
      <text:p text:style-name="P1"><text:span text:style-name="T2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